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ut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standar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speci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</text:p>
          </table:table-cell>
          <table:table-cell office:value-type="string" calcext:value-type="string">
            <text:p>&lt;30</text:p>
          </table:table-cell>
        </table:table-row>
      </table:table>
      <table:table table:name="special2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条件</text:p>
          </table:table-cell>
          <table:covered-table-cell table:number-columns-repeated="2" table:style-name="ce1"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</text:p>
          </table:table-cell>
          <table:table-cell office:value-type="string" calcext:value-type="string">
            <text:p>&lt;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30</text:p>
          </table:table-cell>
          <table:table-cell/>
          <table:table-cell office:value-type="string" calcext:value-type="string">
            <text:p>F</text:p>
          </table:table-cell>
        </table:table-row>
      </table:table>
      <table:named-expressions/>
      <table:database-ranges>
        <table:database-range table:name="__Anonymous_Sheet_DB__0" table:target-range-address="special.A1:special.B27" table:display-filter-buttons="true"/>
        <table:database-range table:name="__Anonymous_Sheet_DB__1" table:target-range-address="standard.A1:standard.B27">
          <table:filter>
            <table:filter-and>
              <table:filter-condition table:field-number="1" table:data-type="number" table:value="20" table:operator="&gt;"/>
              <table:filter-condition table:field-number="1" table:data-type="number" table:value="30" table:operator="&lt;"/>
            </table:filter-and>
          </table:filter>
        </table:database-range>
        <table:database-range table:name="__Anonymous_Sheet_DB__2" table:target-range-address="special.A1:special.B27">
          <table:filter table:condition-source-range-address="special.D29:special.E30">
            <table:filter-and>
              <table:filter-condition table:field-number="1" table:data-type="number" table:value="20" table:operator="&gt;"/>
              <table:filter-condition table:field-number="1" table:data-type="number" table:value="30" table:operator="&lt;"/>
            </table:filter-and>
          </table:filter>
        </table:database-range>
        <table:database-range table:name="__Anonymous_Sheet_DB__3" table:target-range-address="special2.A1:special2.C27">
          <table:filter table:condition-source-range-address="special2.D30:special2.F32">
            <table:filter-or>
              <table:filter-and>
                <table:filter-condition table:field-number="1" table:data-type="number" table:value="20" table:operator="&gt;"/>
                <table:filter-condition table:field-number="1" table:data-type="number" table:value="30" table:operator="&lt;"/>
                <table:filter-condition table:field-number="2" table:value="M" table:operator="="/>
              </table:filter-and>
              <table:filter-and>
                <table:filter-condition table:field-number="1" table:data-type="number" table:value="30" table:operator="&gt;"/>
                <table:filter-condition table:field-number="2" table:value="F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2:08:37.419831460</meta:creation-date>
    <dc:date>2020-10-10T12:41:47.189856277</dc:date>
    <meta:editing-duration>PT3M8S</meta:editing-duration>
    <meta:editing-cycles>1</meta:editing-cycles>
    <meta:generator>LibreOffice/6.1.5.2$Linux_ARM_EABI LibreOffice_project/10$Build-2</meta:generator>
    <meta:document-statistic meta:table-count="4" meta:cell-count="256" meta:object-count="0"/>
  </office:meta>
</office:document-meta>
</file>